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ageMapDefinition.setImageURI( String newImg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MapDefinition.getActionComma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MapDefinition.getImage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MapDefinition.fireActionEvent( ActionEvent 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mageMapDefinition.hasActionListen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MapDefinition.create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MapDefinition.addActionListener( Action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mageMapDefinition.setActionCommand( String actionComma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